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ab-stops/>
      </style:paragraph-properties>
      <style:text-properties style:font-name="Times New Roman1" fo:font-size="14pt" officeooo:rsid="004c39d9" officeooo:paragraph-rsid="004c39d9" style:font-size-asian="14pt" style:font-size-complex="14pt"/>
    </style:style>
    <style:style style:name="P2" style:family="paragraph" style:parent-style-name="Standard">
      <style:paragraph-properties fo:text-align="start" style:justify-single-word="false">
        <style:tab-stops/>
      </style:paragraph-properties>
      <style:text-properties style:font-name="Times New Roman1" fo:font-size="11pt" officeooo:rsid="001940d1" officeooo:paragraph-rsid="001940d1" style:font-size-asian="11pt" style:font-size-complex="11pt"/>
    </style:style>
    <style:style style:name="P3" style:family="paragraph" style:parent-style-name="Standard">
      <style:paragraph-properties fo:text-align="justify" style:justify-single-word="false">
        <style:tab-stops/>
      </style:paragraph-properties>
      <style:text-properties style:font-name="Times New Roman1" officeooo:rsid="001c2966" officeooo:paragraph-rsid="001940d1"/>
    </style:style>
    <style:style style:name="P4" style:family="paragraph" style:parent-style-name="Standard">
      <style:paragraph-properties fo:text-align="justify" style:justify-single-word="false">
        <style:tab-stops/>
      </style:paragraph-properties>
      <style:text-properties style:font-name="Times New Roman1" officeooo:paragraph-rsid="004f5d48"/>
    </style:style>
    <style:style style:name="P5" style:family="paragraph" style:parent-style-name="Standard">
      <style:paragraph-properties fo:text-align="justify" style:justify-single-word="false">
        <style:tab-stops/>
      </style:paragraph-properties>
      <style:text-properties style:font-name="Times New Roman1" officeooo:paragraph-rsid="002b9c7b"/>
    </style:style>
    <style:style style:name="P6" style:family="paragraph" style:parent-style-name="Standard">
      <style:paragraph-properties fo:text-align="justify" style:justify-single-word="false">
        <style:tab-stops/>
      </style:paragraph-properties>
      <style:text-properties style:font-name="Times New Roman1" officeooo:paragraph-rsid="003f897b"/>
    </style:style>
    <style:style style:name="P7" style:family="paragraph" style:parent-style-name="Standard">
      <style:paragraph-properties fo:text-align="justify" style:justify-single-word="false">
        <style:tab-stops/>
      </style:paragraph-properties>
      <style:text-properties style:font-name="Times New Roman1" officeooo:paragraph-rsid="004811a4"/>
    </style:style>
    <style:style style:name="P8" style:family="paragraph" style:parent-style-name="Standard">
      <style:paragraph-properties fo:text-align="justify" style:justify-single-word="false">
        <style:tab-stops/>
      </style:paragraph-properties>
      <style:text-properties style:font-name="Times New Roman1" officeooo:paragraph-rsid="0050bb03"/>
    </style:style>
    <style:style style:name="P9" style:family="paragraph" style:parent-style-name="Standard">
      <style:paragraph-properties fo:text-align="justify" style:justify-single-word="false">
        <style:tab-stops/>
      </style:paragraph-properties>
      <style:text-properties style:font-name="Times New Roman1" officeooo:rsid="004c1aa8" officeooo:paragraph-rsid="0050bb03"/>
    </style:style>
    <style:style style:name="T1" style:family="text">
      <style:text-properties officeooo:rsid="001c2966"/>
    </style:style>
    <style:style style:name="T2" style:family="text">
      <style:text-properties officeooo:rsid="001cfd24"/>
    </style:style>
    <style:style style:name="T3" style:family="text">
      <style:text-properties fo:font-style="normal" officeooo:rsid="001cfd24" style:font-style-asian="normal" style:font-style-complex="normal"/>
    </style:style>
    <style:style style:name="T4" style:family="text">
      <style:text-properties fo:font-style="normal" officeooo:rsid="00277d89" style:font-style-asian="normal" style:font-style-complex="normal"/>
    </style:style>
    <style:style style:name="T5" style:family="text">
      <style:text-properties fo:font-style="normal" officeooo:rsid="002a3c87" style:font-style-asian="normal" style:font-style-complex="normal"/>
    </style:style>
    <style:style style:name="T6" style:family="text">
      <style:text-properties fo:font-style="normal" officeooo:rsid="002b9c7b" style:font-style-asian="normal" style:font-style-complex="normal"/>
    </style:style>
    <style:style style:name="T7" style:family="text">
      <style:text-properties fo:font-style="normal" officeooo:rsid="002f1c50" style:font-style-asian="normal" style:font-style-complex="normal"/>
    </style:style>
    <style:style style:name="T8" style:family="text">
      <style:text-properties fo:font-style="normal" officeooo:rsid="003405aa" style:font-style-asian="normal" style:font-style-complex="normal"/>
    </style:style>
    <style:style style:name="T9" style:family="text">
      <style:text-properties fo:font-style="normal" officeooo:rsid="0036007d" style:font-style-asian="normal" style:font-style-complex="normal"/>
    </style:style>
    <style:style style:name="T10" style:family="text">
      <style:text-properties fo:font-style="normal" officeooo:rsid="0037422a" style:font-style-asian="normal" style:font-style-complex="normal"/>
    </style:style>
    <style:style style:name="T11" style:family="text">
      <style:text-properties fo:font-style="normal" officeooo:rsid="0038fc2c" style:font-style-asian="normal" style:font-style-complex="normal"/>
    </style:style>
    <style:style style:name="T12" style:family="text">
      <style:text-properties fo:font-style="normal" officeooo:rsid="003ad383" style:font-style-asian="normal" style:font-style-complex="normal"/>
    </style:style>
    <style:style style:name="T13" style:family="text">
      <style:text-properties fo:font-style="normal" officeooo:rsid="003c62cd" style:font-style-asian="normal" style:font-style-complex="normal"/>
    </style:style>
    <style:style style:name="T14" style:family="text">
      <style:text-properties fo:font-style="normal" officeooo:rsid="003e5e12" style:font-style-asian="normal" style:font-style-complex="normal"/>
    </style:style>
    <style:style style:name="T15" style:family="text">
      <style:text-properties fo:font-style="normal" officeooo:rsid="003f897b" style:font-style-asian="normal" style:font-style-complex="normal"/>
    </style:style>
    <style:style style:name="T16" style:family="text">
      <style:text-properties fo:font-style="normal" officeooo:rsid="004718a0" style:font-style-asian="normal" style:font-style-complex="normal"/>
    </style:style>
    <style:style style:name="T17" style:family="text">
      <style:text-properties fo:font-style="normal" officeooo:rsid="004c1aa8" style:font-style-asian="normal" style:font-style-complex="normal"/>
    </style:style>
    <style:style style:name="T18" style:family="text">
      <style:text-properties fo:font-style="normal" officeooo:rsid="004c39d9" style:font-style-asian="normal" style:font-style-complex="normal"/>
    </style:style>
    <style:style style:name="T19" style:family="text">
      <style:text-properties fo:font-style="normal" officeooo:rsid="004f5d48" style:font-style-asian="normal" style:font-style-complex="normal"/>
    </style:style>
    <style:style style:name="T20" style:family="text">
      <style:text-properties fo:font-style="normal" officeooo:rsid="004f8a4a" style:font-style-asian="normal" style:font-style-complex="normal"/>
    </style:style>
    <style:style style:name="T21" style:family="text">
      <style:text-properties fo:font-variant="normal" fo:text-transform="none" fo:color="#545454" fo:letter-spacing="normal"/>
    </style:style>
    <style:style style:name="T22" style:family="text">
      <style:text-properties fo:font-variant="normal" fo:text-transform="none" fo:color="#545454" fo:letter-spacing="normal" officeooo:rsid="004c1aa8"/>
    </style:style>
    <style:style style:name="T23" style:family="text">
      <style:text-properties officeooo:rsid="0043cbf0"/>
    </style:style>
    <style:style style:name="T24" style:family="text">
      <style:text-properties officeooo:rsid="004a00d0"/>
    </style:style>
    <style:style style:name="T25" style:family="text">
      <style:text-properties officeooo:rsid="004c1a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rveillance, Privacy, and You.</text:p>
      <text:p text:style-name="P2">Solomon Greenberg <text:s text:c="24"/><text:tab/><text:tab/><text:tab/><text:tab/><text:tab/><text:tab/><text:tab/><text:tab/> <text:s text:c="4"/><text:span text:style-name="T1">2017/01/01</text:span></text:p>
      <text:p text:style-name="P3"/>
      <text:p text:style-name="P4"><text:span text:style-name="T1"><text:tab/>If you have nothing to hide, you have nothing to fear. Or, at least, that’s what you’ve been told. The reality is much less straightforward, and more concerning. With the advent of our fully interconnected planet, we’re seeing more and more governments and corporations around the world attacking and stripping away their citizens’ individual privacies. Of course, this is always in the name of some bogeyman </text:span><text:span text:style-name="T21">—</text:span><text:span text:style-name="T2"> counter-terrorism being </text:span><text:span text:style-name="T3">en vogue </text:span><text:span text:style-name="T4">.</text:span><text:span text:style-name="T5"> Unfortunately</text:span><text:span text:style-name="T19">, the almost nonexistent</text:span><text:span text:style-name="T5"> pros </text:span><text:span text:style-name="T6">to </text:span><text:span text:style-name="T19">digital </text:span><text:span text:style-name="T6">surveillance and the </text:span><text:span text:style-name="T18">demolishment</text:span><text:span text:style-name="T6"> of privacy </text:span><text:span text:style-name="T5">don’t </text:span><text:span text:style-name="T18">outweigh</text:span><text:span text:style-name="T5"> the cons. </text:span><text:span text:style-name="T6">The argument for </text:span><text:span text:style-name="T16">safety through </text:span><text:span text:style-name="T6">surveillance is an all too common one in our modern time, </text:span><text:span text:style-name="T16">one that threatens to strip away our personal liberties</text:span><text:span text:style-name="T6">.</text:span></text:p>
      <text:p text:style-name="P5"><text:span text:style-name="T6"><text:tab/></text:span><text:span text:style-name="T7">Easily the most grossly </text:span><text:span text:style-name="T11">over-hyped</text:span><text:span text:style-name="T7"> threat to the security of Americans these days is that of terrorism. </text:span><text:span text:style-name="T10">A late</text:span><text:span text:style-name="T8"> 2015 Gallup poll puts the percentage of Americans either “Very worried” or “Somewhat worried” of a terrorist attack on their family at 51%. </text:span><text:span text:style-name="T9">The </text:span><text:span text:style-name="T17">probability that any given </text:span><text:span text:style-name="T9">American </text:span><text:span text:style-name="T17">is </text:span><text:span text:style-name="T9">destined to die at the hands of a terrorist </text:span><text:span text:style-name="T10">one in 3.6 million, as calculated by the Cato institute</text:span><text:span text:style-name="T9">. This </text:span><text:span text:style-name="T17">d</text:span><text:span text:style-name="T9">iscrepancy is extensively </text:span><text:span text:style-name="T10">exploited to push agendas, </text:span><text:span text:style-name="T17">e</text:span><text:span text:style-name="T11">specially the pervasive one that more digital surveillance and the removal of privacy can help fight terrorism. </text:span><text:span text:style-name="T12">However, this argument, the core of pro-surveillance side of the debate on privacy, is, and has been shown to be deeply and fundamentally false.</text:span></text:p>
      <text:p text:style-name="P6"><text:span text:style-name="T12"><text:tab/>In 2001, after the 9/11 attacks, the US Congress passed the USA PATRIOT Act, which dramatically increased </text:span><text:span text:style-name="T17">govt. agencies</text:span><text:span text:style-name="T12">’ </text:span><text:span text:style-name="T17">warrant-less </text:span><text:span text:style-name="T13">power. This bill was marketed as the </text:span><text:span text:style-name="T14">de facto standard for counter-terrorism. In theory, it would allow government agencies to crack down on terrorism faster and more efficiently. In practice, it allowed government agencies to expand surveillance programs and </text:span><text:span text:style-name="T20">nearly</text:span><text:span text:style-name="T14"> cast aside the fourth amendment. To this day, </text:span><text:span text:style-name="T20">the prevention of not</text:span><text:span text:style-name="T14"> even a single attack has been credited to the USA PATRIOT Act. </text:span><text:span text:style-name="T16">T</text:span><text:span text:style-name="T14">his is the perfect example of the slippery slope in the privacy debate. </text:span><text:span text:style-name="T16">Novelist</text:span><text:span text:style-name="T15"> Kenneth Eade </text:span><text:span text:style-name="T16">stated</text:span><text:span text:style-name="T15"> “The Patriot Act has practically obliterated the Fourth Amendment to the Constitution. It was supposed to be temporary, but there are so many things that the Government likes about the power that it gives, they keep renewing it.”</text:span></text:p>
      <text:p text:style-name="P7"><text:tab/><text:span text:style-name="T23">But, as we’ve all been told, violation of privacy is no reason to be worried unless you have something to hide; hence the mantra of “nothing to hide, nothing to fear.” Now, in a perfect world, this would be a valid argument. Unfortunately, ours is anything but, and anything but remaining vigilant and fighting against any infringements of our rights will set us further on the slippery slope of surveillance. Edward Snowden stated “Arguing that you don't care about the right to privacy because you have nothing to hide is no different than saying you don't care about free speech because you have nothing to say,” saying one should not cast aside their rights just because they’re not currently using them, like we’re seeing so much of in the modern day. </text:span></text:p>
      <text:p text:style-name="P7"><text:tab/><text:span text:style-name="T24">And more than just a fundamental right, the right to privacy can be thought of as the right to self. When once has control over their privacy, they have control and sole knowledge and control over the more personal matters of their life. As well, surveillance can be disastrous if the data falls into the wrong hands. In 2015, 21.5 million people’s data was stolen after a government breach, including SSNs. Even without a 1984-esque surveillance network, data breaches can have disastrous consequences., not to mention the potential for blackmail, coercion, and slander possible when a malcontent has access to the wrong databases.</text:span></text:p>
      <text:p text:style-name="P8"><text:tab/><text:span text:style-name="T25">So what can one do to prevent their privacy from being breached in today’s world? Vote. The number one thing one can do is to be informed and to vote for people who will uphold the Constitution and citizens’ privacy. As well, people would do well to consider using a Virtual Private Network </text:span><text:span text:style-name="T22">—</text:span><text:span text:style-name="T25"> a service that easily anonymizes the user on the internet. Finally, one should is move away from </text:span><text:soft-page-break/><text:span text:style-name="T25">commercial computer operating systems such as Microsoft Windows and Mac OSX, both of which have been shown to be vulnerable to government attacks. Windows 10 even has been recorded as constantly broadcasting privacy-infringing data to Microsoft. One alternative is the GNU/Linux operating system, a free and open source OS that currently powers most servers and phones in the wold, and is a fitting desktop replacement for Windows and OSX, carrying a myriad of benefits over both. </text:span></text:p>
      <text:p text:style-name="P9"><text:tab/>Unfortunately, we are living in an age where privacy is becoming devalued, and surveillance is creeping into our everyday lives under the guise of safety. Only through logical thinking and vigilance can we maintain our rights and liberties in the modern world, and protect them for future gene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8:06:41.644543900</meta:creation-date>
    <meta:editing-duration>PT13H15M51S</meta:editing-duration>
    <meta:editing-cycles>17</meta:editing-cycles>
    <meta:generator>LibreOffice/5.2.4.2.0$Linux_X86_64 LibreOffice_project/20m0$Build-2</meta:generator>
    <dc:date>2017-01-04T16:37:17.273707016</dc:date>
    <meta:document-statistic meta:table-count="0" meta:image-count="0" meta:object-count="0" meta:page-count="2" meta:paragraph-count="9" meta:word-count="804" meta:character-count="4955" meta:non-whitespace-character-count="4112"/>
  </office:meta>
</office:document-meta>
</file>